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7.6642in" svg:height="5.2457in" svg:x="6.2835in" svg:y="0.3894in">
            <draw:object draw:notify-on-update-of-ranges="Sheet2.E12:Sheet2.E12 Sheet2.A4:Sheet2.A18 Sheet2.A1:Sheet2.A1 Sheet2.B4:Sheet2.B18 Sheet2.F16:Sheet2.F17 Sheet2.D15:Sheet2.D15 Sheet2.G16:Sheet2.G17 Sheet2.F4:Sheet2.F4 Sheet2.D12:Sheet2.D12 Sheet2.F12:Sheet2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ARABO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string" calcext:value-type="string" table:number-columns-spanned="1" table:number-rows-spanned="2">
            <text:p>vertex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k+a*([.A4]-h)^2" office:value-type="float" office:value="492" calcext:value-type="float">
            <text:p>492</text:p>
          </table:table-cell>
          <table:table-cell/>
          <table:covered-table-cell/>
          <table:table-cell office:value-type="string" calcext:value-type="string">
            <text:p>h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k+a*([.A5]-h)^2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k+a*([.A6]-h)^2"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k+a*([.A7]-h)^2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4*a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k+a*([.A8]-h)^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k+a*([.A9]-h)^2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-2*[.F6]*[.F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k+a*([.A10]-h)^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F3]+[.F9]^2/(4*[.F6])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k+a*([.A11]-h)^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k+a*([.A12]-h)^2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FOCUS</text:p>
          </table:table-cell>
          <table:table-cell office:value-type="string" calcext:value-type="string">
            <text:p>y</text:p>
          </table:table-cell>
          <table:table-cell table:formula="of:=k+p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k+a*([.A13]-h)^2" office:value-type="float" office:value="42" calcext:value-type="float">
            <text:p>42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k+a*([.A14]-h)^2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k+a*([.A15]-h)^2" office:value-type="float" office:value="162" calcext:value-type="float">
            <text:p>162</text:p>
          </table:table-cell>
          <table:table-cell/>
          <table:table-cell table:style-name="ce3" office:value-type="string" calcext:value-type="string">
            <text:p>DIRECTRIX</text:p>
          </table:table-cell>
          <table:table-cell office:value-type="string" calcext:value-type="string">
            <text:p>yd</text:p>
          </table:table-cell>
          <table:table-cell table:formula="of:=k-p" office:value-type="float" office:value="-38" calcext:value-type="float">
            <text:p>-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k+a*([.A16]-h)^2" office:value-type="float" office:value="252" calcext:value-type="float">
            <text:p>252</text:p>
          </table:table-cell>
          <table:table-cell/>
          <table:table-cell table:style-name="ce4" office:value-type="string" calcext:value-type="string">
            <text:p>point 1</text:p>
          </table:table-cell>
          <table:table-cell office:value-type="string" calcext:value-type="string">
            <text:p>xd1,yd1</text:p>
          </table:table-cell>
          <table:table-cell office:value-type="float" office:value="0" calcext:value-type="float">
            <text:p>0</text:p>
          </table:table-cell>
          <table:table-cell table:style-name="ce1" table:formula="of:=[.F15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k+a*([.A17]-h)^2" office:value-type="float" office:value="362" calcext:value-type="float">
            <text:p>362</text:p>
          </table:table-cell>
          <table:table-cell/>
          <table:table-cell table:style-name="ce4" office:value-type="string" calcext:value-type="string">
            <text:p>point 2</text:p>
          </table:table-cell>
          <table:table-cell office:value-type="string" calcext:value-type="string">
            <text:p>xd2,yd2</text:p>
          </table:table-cell>
          <table:table-cell table:formula="of:=2*[.F4]" office:value-type="float" office:value="-10" calcext:value-type="float">
            <text:p>-10</text:p>
          </table:table-cell>
          <table:table-cell table:style-name="ce1" table:formula="of:=[.F15]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k+a*([.A18]-h)^2"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olynomial</text:p>
          </table:table-cell>
          <table:table-cell table:style-name="ce5" table:formula="of:=CONCATENATE(&quot;Y = &quot;;TEXT([.F6];&quot;###&quot;);&quot;X^2 + &quot;;TEXT([.F9];&quot;###&quot;);&quot;X + &quot;;TEXT([.F10];&quot;###&quot;))" office:value-type="string" office:string-value="Y = 10X^2 + 100X + 252" calcext:value-type="string">
            <text:p>Y = 10X^2 + 100X + 252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</table:table-row>
      </table:table>
      <table:named-expressions>
        <table:named-range table:name="a" table:base-cell-address="$Sheet2.$E$6" table:cell-range-address="$Sheet2.$F$6"/>
        <table:named-range table:name="h" table:base-cell-address="$Sheet2.$F$3" table:cell-range-address="$Sheet2.$F$4"/>
        <table:named-range table:name="k" table:base-cell-address="$Sheet2.$F$2" table:cell-range-address="$Sheet2.$F$3"/>
        <table:named-range table:name="p" table:base-cell-address="$Sheet2.$E$7" table:cell-range-address="$Sheet2.$F$7"/>
      </table:named-expressions>
      <table:database-ranges>
        <table:database-range table:name="__Anonymous_Sheet_DB__0" table:target-range-address="Sheet2.A1:Sheet2.A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3:37:17.90344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9:08:05.908000000</meta:creation-date>
    <dc:date>2016-03-07T23:53:23.708918805</dc:date>
    <meta:editing-duration>PT12H30M22S</meta:editing-duration>
    <meta:editing-cycles>44</meta:editing-cycles>
    <meta:generator>LibreOffice/4.3.7.2$Linux_X86_64 LibreOffice_project/430$Build-2</meta:generator>
    <dc:creator>dbarland </dc:creator>
    <meta:document-statistic meta:table-count="2" meta:cell-count="6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REM â€“ Exponential Equation Solution by Iteration
REM
REM â€“ author: D. Barland date: March 3, 2016
REM â€“ Version: 0.2
REM
REM â€“ Purpose: Calculate exponential equation solution by iteration
REM - Exponential equation is in the form: y = a times b to the x power

	Dim a, b, x, y, y_guess
	Dim final_precision
	Dim I

	a = 1
	b = 3
	y = 80.7

	final_precision = 11	'desired decimal precision of solution

REM - First step, find two integers between which 'the solution' lies
REM - We will restrict ourselves to a domain {-10 &lt;= x &lt;= 10}
REM - x_lower is the less of the two integers
REM - x_upper is the greater of the two integers

	Dim x_lower, x_upper
	
	'start x_lower at the bottom of our domain:
	x_lower = -10
	'then x_upper is one plus x_lower
	x_upper = -9
	
	'loop to find the two 'bounding' integers:
	do
		Dim still_getting_bounds
		still_getting_bounds = true
		'calculate the two corresponding exponential equation values
		y_lower = a * b^(x_lower)
		y_upper = a * b^(x_upper)
		
		'now test to see if the desired function value lies between y_lower and y_upper
		if (y &gt;= y_lower) and (y &lt;= y_upper) then
			'if solution is bounded, we have our two integers!
			print x_lower, x_upper
			still_getting_bounds = false
		else
			'if solution does not lie between the current integers, we increase them
			x_lower = x_lower + 1
			x_upper = x_lower + 1 'Can you see why this works?
		end if
	loop while still_getting_bounds

REM - Second step, 'iterate' the variable 'x' to converge to the solution
REM - 'epsilon' is our convergence tolerance, this is how we know if we are close enough to solution

	Dim epsilon, current_precision
	current_precision = 1	' start with a precision of one decimal place
	epsilon = .1^current_precision	' the error tolerance establishes the solution precision,
									' here it starts as .1^1 = .1
	
	'lets choose our starting 'x' to be halfway between our x_lower and x_upper integer bounds
	x = (x_lower + x_upper) / 2

	do while current_precision &lt; final_precision
		do while abs(y - y_guess) &gt; epsilon
			y_guess = a * b^(x)
			if abs(y - y_guess) &gt; epsilon then
				if y &gt; y_guess then
					x = x + .1*epsilon	'use one half epsilon to get closer to solution
				elseif y &lt; y_guess then
					x = x - .1*epsilon
				endif
			'elseif abs(y - y_guess) &lt; epsilon then
				'We have our solution!
				'print "solution x = ", x
			end if
			looped_this_many_times = looped_this_many_times + 1
			' this loop checks for a 'bouncing solution'...
			if looped_this_many_times &gt; 200 then	' if we've bounced more than a certain number of times
				epsilon = .5*epsilon			' reduce our change in the solution variable x
				looped_this_many_times = 0		' reset the 'bouncing solution' loop counter
			end if
		loop
		current_precision = current_precision + 1	' increase our current_precision by one decimal place
		epsilon = .1^current_precision				' decrease our solution tolerance by one decimal place
	loop

	'We have our solution!
	print "To",final_precision,"decimal places, the solution x =", x

	'now check our answer
	y_final = a*b^x
	print "our final y = ", y_final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5cm" chart:symbol-height="0.25cm" chart:link-data-style-to-source="true">
        <chart:symbol-image xlink:href="Pictures/2000000A000000FD000000FDF1F7E11A.svm" xlink:type="simple" xlink:actuate="onLoad"/>
      </style:chart-properties>
      <style:graphic-properties draw:stroke-dash="Ultrafine_20_Dashed" svg:stroke-width="0.152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6600" draw:fill-color="#ff66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68cm" svg:height="13.325cm" xlink:href=".." xlink:type="simple" chart:class="chart:scatter" chart:style-name="ch1">
        <chart:legend chart:legend-position="end" svg:x="16.272cm" svg:y="5.865cm" style:legend-expansion="high" chart:style-name="ch2"/>
        <chart:plot-area chart:style-name="ch3" table:cell-range-address="Sheet2.D12:Sheet2.F12 Sheet2.A4:Sheet2.B18 Sheet2.A1:Sheet2.A1 Sheet2.D15:Sheet2.D15 Sheet2.G16:Sheet2.G17" chart:data-source-has-labels="both" svg:x="0.57cm" svg:y="0.679cm" svg:width="15.266cm" svg:height="12.751cm">
          <chartooo:coordinate-region svg:x="0.808cm" svg:y="0.679cm" svg:width="14.934cm" svg:height="12.274cm"/>
          <chart:axis chart:dimension="x" chart:name="primary-x" chart:style-name="ch4" chartooo:axis-type="auto">
            <chart:categories table:cell-range-address="Sheet2.E12:Sheet2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18" chart:label-cell-address="Sheet2.A1:Sheet2.A1" chart:class="chart:scatter">
            <chart:domain table:cell-range-address="Sheet2.A4:Sheet2.A18"/>
            <chart:data-point chart:repeated="15"/>
          </chart:series>
          <chart:series chart:style-name="ch8" chart:values-cell-range-address="Sheet2.G16:Sheet2.G17" chart:label-cell-address="Sheet2.D15:Sheet2.D15" chart:class="chart:scatter">
            <chart:domain table:cell-range-address="Sheet2.F16:Sheet2.F17"/>
            <chart:data-point chart:repeated="2"/>
          </chart:series>
          <chart:series chart:style-name="ch9" chart:values-cell-range-address="Sheet2.F12:Sheet2.F12" chart:label-cell-address="Sheet2.D12:Sheet2.D12" chart:class="chart:scatter">
            <chart:domain table:cell-range-address="Sheet2.F4:Sheet2.F4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BOLA</text:p>
                <draw:g>
                  <svg:desc>Sheet2.A1:Sheet2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DIRECTRIX</text:p>
                <draw:g>
                  <svg:desc>Sheet2.D15:Sheet2.D15</svg:desc>
                </draw:g>
              </table:table-cell>
              <table:table-cell office:value-type="string">
                <text:p/>
              </table:table-cell>
              <table:table-cell office:value-type="string">
                <text:p>FOCUS</text:p>
                <draw:g>
                  <svg:desc>Sheet2.D12:Sheet2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heet2.E12:Sheet2.E12</svg:desc>
                </draw:g>
              </table:table-cell>
              <table:table-cell office:value-type="float" office:value="-12">
                <text:p>-12</text:p>
                <draw:g>
                  <svg:desc>Sheet2.A4:Sheet2.A18</svg:desc>
                </draw:g>
              </table:table-cell>
              <table:table-cell office:value-type="float" office:value="492">
                <text:p>492</text:p>
                <draw:g>
                  <svg:desc>Sheet2.B4:Sheet2.B18</svg:desc>
                </draw:g>
              </table:table-cell>
              <table:table-cell office:value-type="float" office:value="0">
                <text:p>0</text:p>
                <draw:g>
                  <svg:desc>Sheet2.F16:Sheet2.F17</svg:desc>
                </draw:g>
              </table:table-cell>
              <table:table-cell office:value-type="float" office:value="-38">
                <text:p>-38</text:p>
                <draw:g>
                  <svg:desc>Sheet2.G16:Sheet2.G17</svg:desc>
                </draw:g>
              </table:table-cell>
              <table:table-cell office:value-type="float" office:value="-5">
                <text:p>-5</text:p>
                <draw:g>
                  <svg:desc>Sheet2.F4:Sheet2.F4</svg:desc>
                </draw:g>
              </table:table-cell>
              <table:table-cell office:value-type="float" office:value="42">
                <text:p>42</text:p>
                <draw:g>
                  <svg:desc>Sheet2.F12:Sheet2.F12</svg:desc>
                </draw:g>
              </table:table-cell>
            </table:table-row>
            <table:table-row>
              <table:table-cell office:value-type="string"/>
              <table:table-cell office:value-type="float" office:value="-11">
                <text:p>-11</text:p>
              </table:table-cell>
              <table:table-cell office:value-type="float" office:value="362">
                <text:p>362</text:p>
              </table:table-cell>
              <table:table-cell office:value-type="float" office:value="-10">
                <text:p>-10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">
                <text:p>-9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">
                <text:p>-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">
                <text:p>-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">
                <text:p>-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">
                <text:p>-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">
                <text:p>-1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